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200%"/>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Jon,</text:p>
      <text:p text:style-name="P1"><text:tab/>Hey, it's Tim. How has college been for you? My first semester was pretty rough, but I managed to pass. I ended up taking five classes, that was such a big mistake. My English class went better than I thought it would, since I usually do poorly in English classes. My history class scared me, I passed it with a D. I didn't think I was going to pass at all. As usual, my math class, in this case pre-calculus, was the easiest. For my science, I ended up taking Biology I, so it was a lot of what I already knew. I ended up writing some programs to help with long processes. I almost forgot! I had an intermediate Windows, Word, and Excel course. It will be worth it because next year I actually get to take classes in programming. What about you, how was your first semester? This semester is going well so far. It's a good thing I'm only taking 4 classes this time because I don't think I can handle that much of a workload. I really like my classes. My history professor is pretty chill and funny. My chemistry professor is nice. Oh, and my English professor is nice and has good taste in music. My calculus professor is cool. What are your professors like? What's it like living on campus? I don't think I'd be able to live on campus because I get homesick easily.</text:p>
      <text:p text:style-name="P1"><text:tab/>Did you hear what happened with the Net Neutrality repeal? It ended up passing. On the upside, 21 states are suing the FCC, even more are writing their own Net Neutrality laws, and Massachusetts is one of them. Speaking of <text:soft-page-break/>technology, have you been working on any projects? I'm really proud of one that I'm working on; It's a framework for an in-browser “OS.” For the most part, it's really good at helping me develop techniques. Do you remember the project we had to do in high-school, the one about the nixie-watch? I ended up learning how to read Russian letters because of it, but I'm glad I helped you. I learned more about reading schematics, which will probably be pretty useful if I ever decide to make software and hardware.</text:p>
      <text:p text:style-name="P1"><text:tab/>So I know you wanted to make the pip-boy from Fallout, but it might seriously be possible. There were a lot of advances in the LED industry, like the new OLEDs. They are really thin, so they would definitely fit in the case and have room to spare. If you wanted to throw together a new case, I would not mind designing the software for it. Speaking of Fallout... did you see the new game that Bethesda published? It's called Fallout 4 VR, and it makes me kind of angry. It's exactly the same as Fallout 4, but with a mod installed to allow VR, so there is no additional content. If they published it as DLC, or at least cheaper than its current price, it would not be that bad. But they didn't, they priced it at $60, the same price as the normal game. I'd love to know your opinion on this, considering how much you love the Fallout franchise.</text:p>
      <text:p text:style-name="P1">Sincerely,</text:p>
      <text:p text:style-name="P1">Timothy Cay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03T15:32:35.66</meta:creation-date>
    <meta:generator>OpenOffice/4.1.3$Win32 OpenOffice.org_project/413m1$Build-9783</meta:generator>
    <dc:date>2018-02-05T18:16:52.99</dc:date>
    <dc:creator>Timothy Cayer</dc:creator>
    <meta:editing-duration>PT3H13M13S</meta:editing-duration>
    <meta:editing-cycles>17</meta:editing-cycles>
    <meta:document-statistic meta:table-count="0" meta:image-count="0" meta:object-count="0" meta:page-count="2" meta:paragraph-count="6" meta:word-count="539" meta:character-count="2879"/>
  </office:meta>
</office:document-meta>
</file>